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625in" style:rel-column-width="900*"/>
    </style:style>
    <style:style style:name="Table2.B" style:family="table-column">
      <style:table-column-properties style:column-width="0.8104in" style:rel-column-width="1167*"/>
    </style:style>
    <style:style style:name="Table2.C" style:family="table-column">
      <style:table-column-properties style:column-width="0.8097in" style:rel-column-width="1166*"/>
    </style:style>
    <style:style style:name="Table2.D" style:family="table-column">
      <style:table-column-properties style:column-width="0.8222in" style:rel-column-width="1184*"/>
    </style:style>
    <style:style style:name="Table2.F" style:family="table-column">
      <style:table-column-properties style:column-width="0.8681in" style:rel-column-width="1250*"/>
    </style:style>
    <style:style style:name="Table2.H" style:family="table-column">
      <style:table-column-properties style:column-width="1.1257in" style:rel-column-width="162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0.5347in" style:rel-column-width="770*"/>
    </style:style>
    <style:style style:name="Table3.B" style:family="table-column">
      <style:table-column-properties style:column-width="0.5882in" style:rel-column-width="847*"/>
    </style:style>
    <style:style style:name="Table3.C" style:family="table-column">
      <style:table-column-properties style:column-width="0.625in" style:rel-column-width="900*"/>
    </style:style>
    <style:style style:name="Table3.E" style:family="table-column">
      <style:table-column-properties style:column-width="0.5667in" style:rel-column-width="816*"/>
    </style:style>
    <style:style style:name="Table3.F" style:family="table-column">
      <style:table-column-properties style:column-width="0.4979in" style:rel-column-width="717*"/>
    </style:style>
    <style:style style:name="Table3.G" style:family="table-column">
      <style:table-column-properties style:column-width="0.9951in" style:rel-column-width="1433*"/>
    </style:style>
    <style:style style:name="Table3.H" style:family="table-column">
      <style:table-column-properties style:column-width="1.0653in" style:rel-column-width="1534*"/>
    </style:style>
    <style:style style:name="Table3.I" style:family="table-column">
      <style:table-column-properties style:column-width="1.1951in" style:rel-column-width="172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0.3701in" style:rel-column-width="533*"/>
    </style:style>
    <style:style style:name="Table4.B" style:family="table-column">
      <style:table-column-properties style:column-width="0.6944in" style:rel-column-width="1000*"/>
    </style:style>
    <style:style style:name="Table4.C" style:family="table-column">
      <style:table-column-properties style:column-width="0.6833in" style:rel-column-width="984*"/>
    </style:style>
    <style:style style:name="Table4.E" style:family="table-column">
      <style:table-column-properties style:column-width="0.7403in" style:rel-column-width="1066*"/>
    </style:style>
    <style:style style:name="Table4.F" style:family="table-column">
      <style:table-column-properties style:column-width="0.7292in" style:rel-column-width="1050*"/>
    </style:style>
    <style:style style:name="Table4.H" style:family="table-column">
      <style:table-column-properties style:column-width="0.741in" style:rel-column-width="1067*"/>
    </style:style>
    <style:style style:name="Table4.I" style:family="table-column">
      <style:table-column-properties style:column-width="1.3111in" style:rel-column-width="188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style:use-window-font-color="true" fo:font-size="14pt" fo:font-weight="bold" fo:background-color="transparent" style:font-size-asian="14pt" style:font-weight-asian="bold" style:font-size-complex="14pt"/>
    </style:style>
    <style:style style:name="P4" style:family="paragraph" style:parent-style-name="Standard">
      <style:text-properties style:use-window-font-color="true" fo:background-color="transparen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fo:background-color="transparent"/>
    </style:style>
    <style:style style:name="P6" style:family="paragraph" style:parent-style-name="Standard">
      <style:text-properties style:use-window-font-color="true" fo:font-size="14pt" fo:background-color="transparen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fo:font-size="14pt" fo:background-color="transparen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fo:font-size="14pt" officeooo:paragraph-rsid="001f51cb" fo:background-color="transparent" style:font-size-asian="14pt" style:font-size-complex="14pt"/>
    </style:style>
    <style:style style:name="P9" style:family="paragraph" style:parent-style-name="Standard">
      <style:paragraph-properties style:snap-to-layout-grid="false"/>
      <style:text-properties style:use-window-font-color="true" fo:font-size="14pt" fo:background-color="transparen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officeooo:rsid="001f51cb" officeooo:paragraph-rsid="001f51cb" fo:background-color="transparen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fo:font-size="14pt" fo:background-color="transparent" style:font-size-asian="14pt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use-window-font-color="true" fo:font-size="14pt" officeooo:rsid="001f51cb" officeooo:paragraph-rsid="001f51cb" fo:background-color="transparent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style:use-window-font-color="true" fo:font-size="14pt" officeooo:rsid="001f51cb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officeooo:rsid="001f51cb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officeooo:rsid="001f51cb" officeooo:paragraph-rsid="0020f881" style:font-size-asian="14pt" style:font-size-complex="14pt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fo:font-size="14pt" fo:font-weight="normal" officeooo:rsid="001f51c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fo:font-size="14pt" fo:font-weight="normal" officeooo:rsid="001f51cb" officeooo:paragraph-rsid="0020f88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fo:font-size="14pt" fo:font-weight="normal" officeooo:rsid="0022f787" officeooo:paragraph-rsid="0022f787" style:font-size-asian="14pt" style:font-weight-asian="normal" style:font-size-complex="14pt" style:font-weight-complex="normal"/>
    </style:style>
    <style:style style:name="P21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020f881"/>
    </style:style>
    <style:style style:name="P24" style:family="paragraph" style:parent-style-name="Table_20_Contents">
      <style:paragraph-properties fo:text-align="justify" style:justify-single-word="false"/>
      <style:text-properties officeooo:rsid="001f51cb" officeooo:paragraph-rsid="001f51cb"/>
    </style:style>
    <style:style style:name="P25" style:family="paragraph" style:parent-style-name="Table_20_Contents">
      <style:paragraph-properties fo:text-align="justify" style:justify-single-word="false"/>
      <style:text-properties officeooo:rsid="001f51cb" officeooo:paragraph-rsid="0020f881"/>
    </style:style>
    <style:style style:name="P26" style:family="paragraph" style:parent-style-name="Table_20_Contents">
      <style:paragraph-properties fo:text-align="justify" style:justify-single-word="false"/>
      <style:text-properties officeooo:rsid="0020f881" officeooo:paragraph-rsid="0020f881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8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use-window-font-color="true" fo:background-color="transparent" loext:char-shading-value="0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f51cb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officeooo:rsid="001f51cb" style:font-size-asian="14pt" style:font-weight-asian="bold" style:font-size-complex="14pt"/>
    </style:style>
    <style:style style:name="T10" style:family="text">
      <style:text-properties fo:font-variant="normal" fo:text-transform="none" fo:color="#ff0000" fo:font-size="14pt" style:font-size-asian="14pt" style:font-size-complex="14pt"/>
    </style:style>
    <style:style style:name="T11" style:family="text">
      <style:text-properties fo:font-variant="normal" fo:text-transform="none" style:use-window-font-color="true" fo:font-size="14pt" fo:background-color="transparent" loext:char-shading-value="0" style:font-size-asian="14pt" style:font-size-complex="1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f881" style:font-style-asian="italic" style:font-style-complex="italic"/>
    </style:style>
    <style:style style:name="T14" style:family="text">
      <style:text-properties style:use-window-font-color="true" fo:font-size="14pt" fo:font-weight="bold" fo:background-color="transparent" loext:char-shading-value="0" style:font-size-asian="14pt" style:font-weight-asian="bold" style:font-size-complex="14pt"/>
    </style:style>
    <style:style style:name="T15" style:family="text">
      <style:text-properties style:use-window-font-color="true" fo:font-size="14pt" fo:font-weight="bold" officeooo:rsid="001f51cb" fo:background-color="transparent" loext:char-shading-value="0" style:font-size-asian="14pt" style:font-weight-asian="bold" style:font-size-complex="14pt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officeooo:rsid="0020f881" style:font-style-asian="italic" style:font-style-complex="italic"/>
    </style:style>
    <style:style style:name="T18" style:family="text">
      <style:text-properties officeooo:rsid="0020f881"/>
    </style:style>
    <style:style style:name="T19" style:family="text">
      <style:text-properties style:text-position="0% 100%" fo:font-style="italic" officeooo:rsid="0020f881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5"><text:span text:style-name="T8">Кафедра </text:span><text:span text:style-name="T9">физики</text:span></text:p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27"><text:span text:style-name="Название_20_книги"><text:span text:style-name="T4">отчет</text:span></text:span></text:p>
      <text:p text:style-name="P1"><text:span text:style-name="T14">по лабораторной работе №</text:span><text:span text:style-name="T15">1</text:span></text:p>
      <text:p text:style-name="P5"><text:span text:style-name="T8">по дисциплине «</text:span><text:span text:style-name="T9">Физика</text:span><text:span text:style-name="T8">»</text:span></text:p>
      <text:p text:style-name="P1"><text:span text:style-name="Название_20_книги"><text:span text:style-name="T11">Тема: Определение фокусных расстояний линз</text:span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6">Студент</text:span><text:span text:style-name="T6"> гр. </text:span><text:span text:style-name="T7">8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</table:table>
      <text:p text:style-name="P12"/>
      <text:p text:style-name="P12"/>
      <text:p text:style-name="P12">Санкт-Петербург</text:p>
      <text:p text:style-name="P13">2019</text:p>
      <text:p text:style-name="P14"><text:span text:style-name="T1">Протокол наблюдений</text:span></text:p>
      <text:p text:style-name="P18">Определение фокусного расстояния собирающей линз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24">№</text:p>
          </table:table-cell>
          <table:table-cell table:style-name="Table2.A1" office:value-type="string">
            <text:p text:style-name="P22"><text:span text:style-name="T12">m</text:span><text:span text:style-name="T16">1</text:span> , мм</text:p>
          </table:table-cell>
          <table:table-cell table:style-name="Table2.A1" office:value-type="string">
            <text:p text:style-name="P23"><text:span text:style-name="T19">k</text:span><text:span text:style-name="T16">1</text:span> , мм</text:p>
            <text:p text:style-name="P22"/>
          </table:table-cell>
          <table:table-cell table:style-name="Table2.A1" office:value-type="string">
            <text:p text:style-name="P23"><text:span text:style-name="T12">m</text:span><text:span text:style-name="T16">2</text:span> , мм</text:p>
            <text:p text:style-name="P23"/>
          </table:table-cell>
          <table:table-cell table:style-name="Table2.A1" office:value-type="string">
            <text:p text:style-name="P23"><text:span text:style-name="T12">d</text:span><text:span text:style-name="T16">1</text:span> , мм</text:p>
            <text:p text:style-name="P23"/>
          </table:table-cell>
          <table:table-cell table:style-name="Table2.A1" office:value-type="string">
            <text:p text:style-name="P23"><text:span text:style-name="T12">f</text:span><text:span text:style-name="T16">1</text:span> , мм</text:p>
          </table:table-cell>
          <table:table-cell table:style-name="Table2.A1" office:value-type="string">
            <text:p text:style-name="P23"><text:span text:style-name="T12">F</text:span><text:span text:style-name="T16">1</text:span> , мм</text:p>
          </table:table-cell>
          <table:table-cell table:style-name="Table2.H1" office:value-type="string">
            <text:p text:style-name="P22"><draw:frame draw:style-name="fr1" draw:name="Object1" text:anchor-type="as-char" svg:y="-0.1484in" svg:width="0.993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H2" table:number-rows-spanned="5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covered-table-cell/>
        </table:table-row>
        <table:table-row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covered-table-cell/>
        </table:table-row>
        <table:table-row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covered-table-cell/>
        </table:table-row>
        <table:table-row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covered-table-cell/>
        </table:table-row>
      </table:table>
      <text:p text:style-name="P15"><text:span text:style-name="T1"/></text:p>
      <text:p text:style-name="P19">Определение фокусного расстояния по величине перемещения линзы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3"><text:span text:style-name="T12">m</text:span><text:span text:style-name="T16">1</text:span> , мм</text:p>
          </table:table-cell>
          <table:table-cell table:style-name="Table3.A1" office:value-type="string">
            <text:p text:style-name="P23"><text:span text:style-name="T12">m</text:span><text:span text:style-name="T16">2</text:span> , мм</text:p>
            <text:p text:style-name="P23"/>
          </table:table-cell>
          <table:table-cell table:style-name="Table3.A1" office:value-type="string">
            <text:p text:style-name="P23"><text:s/><text:span text:style-name="T19">k</text:span><text:span text:style-name="T16">1</text:span> , мм</text:p>
            <text:p text:style-name="P23"/>
          </table:table-cell>
          <table:table-cell table:style-name="Table3.A1" office:value-type="string">
            <text:p text:style-name="P23"><text:span text:style-name="T19">k</text:span><text:span text:style-name="T17">2</text:span> , мм</text:p>
            <text:p text:style-name="P23"/>
          </table:table-cell>
          <table:table-cell table:style-name="Table3.A1" office:value-type="string">
            <text:p text:style-name="P23"><text:span text:style-name="T13">l</text:span>, мм</text:p>
          </table:table-cell>
          <table:table-cell table:style-name="Table3.A1" office:value-type="string">
            <text:p text:style-name="P23"><draw:frame draw:style-name="fr1" draw:name="Object4" text:anchor-type="as-char" svg:y="-0.1484in" svg:width="0.822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P23"><draw:frame draw:style-name="fr1" draw:name="Object2" text:anchor-type="as-char" svg:y="-0.1484in" svg:width="0.8602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3.I1" office:value-type="string">
            <text:p text:style-name="P23"><draw:frame draw:style-name="fr1" draw:name="Object3" text:anchor-type="as-char" svg:y="-0.1484in" svg:width="0.9937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table:number-rows-spanned="5" office:value-type="string">
            <text:p text:style-name="P23"/>
          </table:table-cell>
          <table:table-cell table:style-name="Table3.A2" table:number-rows-spanned="5" office:value-type="string">
            <text:p text:style-name="P23"/>
          </table:table-cell>
          <table:table-cell table:style-name="Table3.I2" table:number-rows-spanned="5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">4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">5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16"><text:span text:style-name="T1"/></text:p>
      <text:p text:style-name="P19">Определение фокусного расстояния <text:span text:style-name="T18">рассеивающей линзы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>
          <table:table-cell table:style-name="Table4.A1" office:value-type="string">
            <text:p text:style-name="P25">№</text:p>
          </table:table-cell>
          <table:table-cell table:style-name="Table4.A1" office:value-type="string">
            <text:p text:style-name="P23"><text:span text:style-name="T19">k</text:span><text:span text:style-name="T17">3</text:span> , мм</text:p>
          </table:table-cell>
          <table:table-cell table:style-name="Table4.A1" office:value-type="string">
            <text:p text:style-name="P23"><text:span text:style-name="T12">m</text:span><text:span text:style-name="T17">3</text:span> , мм</text:p>
          </table:table-cell>
          <table:table-cell table:style-name="Table4.A1" office:value-type="string">
            <text:p text:style-name="P23"><text:span text:style-name="T19">k</text:span><text:span text:style-name="T17">4</text:span> , мм</text:p>
          </table:table-cell>
          <table:table-cell table:style-name="Table4.A1" office:value-type="string">
            <text:p text:style-name="P23"><text:span text:style-name="T12">m</text:span><text:span text:style-name="T17">4</text:span><text:span text:style-name="T12"> , мм</text:span></text:p>
          </table:table-cell>
          <table:table-cell table:style-name="Table4.A1" office:value-type="string">
            <text:p text:style-name="P23"><text:span text:style-name="T12">d</text:span><text:span text:style-name="T17">2</text:span> , мм</text:p>
          </table:table-cell>
          <table:table-cell table:style-name="Table4.A1" office:value-type="string">
            <text:p text:style-name="P23"><text:span text:style-name="T12">f</text:span><text:span text:style-name="T17">2</text:span> , мм</text:p>
          </table:table-cell>
          <table:table-cell table:style-name="Table4.A1" office:value-type="string">
            <text:p text:style-name="P23"><text:span text:style-name="T19">F</text:span><text:span text:style-name="T17">2</text:span> , мм</text:p>
          </table:table-cell>
          <table:table-cell table:style-name="Table4.I1" office:value-type="string">
            <text:p text:style-name="P23"><draw:frame draw:style-name="fr1" draw:name="Object5" text:anchor-type="as-char" svg:y="-0.1484in" svg:width="0.9953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I2" table:number-rows-spanned="5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6">2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covered-table-cell/>
        </table:table-row>
        <table:table-row>
          <table:table-cell table:style-name="Table4.A2" office:value-type="string">
            <text:p text:style-name="P26">3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covered-table-cell/>
        </table:table-row>
        <table:table-row>
          <table:table-cell table:style-name="Table4.A2" office:value-type="string">
            <text:p text:style-name="P26">4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covered-table-cell/>
        </table:table-row>
        <table:table-row>
          <table:table-cell table:style-name="Table4.A2" office:value-type="string">
            <text:p text:style-name="P26">5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covered-table-cell/>
        </table:table-row>
      </table:table>
      <text:p text:style-name="P16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>Выполнил :</text:p>
      <text:p text:style-name="P20">Факультет МО ЭВМ</text:p>
      <text:p text:style-name="P20">Группа: 8383</text:p>
      <text:p text:style-name="P20">Преподаватель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9-09-19T00:11:46.936104138</dc:date>
    <meta:print-date>2015-07-17T12:06:00</meta:print-date>
    <meta:editing-cycles>10</meta:editing-cycles>
    <meta:editing-duration>PT34M11S</meta:editing-duration>
    <meta:generator>LibreOffice/6.0.7.3$Linux_X86_64 LibreOffice_project/00m0$Build-3</meta:generator>
    <meta:document-statistic meta:table-count="4" meta:image-count="0" meta:object-count="5" meta:page-count="2" meta:paragraph-count="65" meta:word-count="133" meta:character-count="662" meta:non-whitespace-character-count="582"/>
  </office:meta>
</office:document-meta>
</file>

<file path=Object 1/content.xml><?xml version="1.0" encoding="utf-8"?>
<math xmlns="http://www.w3.org/1998/Math/MathML" display="block">
  <semantics>
    <mrow>
      <mrow>
        <mover accent="true">
          <msub>
            <mi>F</mi>
            <mn>1</mn>
          </msub>
          <mo stretchy="false">¯</mo>
        </mover>
        <mo stretchy="false">±</mo>
        <mi mathvariant="normal">Δ</mi>
      </mrow>
      <mover accent="true">
        <msub>
          <mi>F</mi>
          <mn>1</mn>
        </msub>
        <mo stretchy="false">¯</mo>
      </mover>
      <mi>,</mi>
      <mi mathvariant="italic">мм</mi>
    </mrow>
    <annotation encoding="StarMath 5.0">bar F_1+-  %DELTA bar F_1 , мм  </annotation>
  </semantics>
</math>
</file>

<file path=Object 2/content.xml><?xml version="1.0" encoding="utf-8"?>
<math xmlns="http://www.w3.org/1998/Math/MathML" display="block">
  <semantics>
    <mrow>
      <mrow>
        <mi>L</mi>
        <mo stretchy="false">±</mo>
        <mi mathvariant="normal">Δ</mi>
      </mrow>
      <mi>L</mi>
      <mi>,</mi>
      <mi mathvariant="italic">мм</mi>
    </mrow>
    <annotation encoding="StarMath 5.0">L +-  %DELTA L , мм  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F</mi>
            <mn>1</mn>
          </msub>
          <mo stretchy="false">¯</mo>
        </mover>
        <mo stretchy="false">±</mo>
        <mi mathvariant="normal">Δ</mi>
      </mrow>
      <mover accent="true">
        <msub>
          <mi>F</mi>
          <mn>1</mn>
        </msub>
        <mo stretchy="false">¯</mo>
      </mover>
      <mi>,</mi>
      <mi mathvariant="italic">мм</mi>
    </mrow>
    <annotation encoding="StarMath 5.0">bar F_1+-  %DELTA bar F_1 , мм  </annotation>
  </semantics>
</math>
</file>

<file path=Object 4/content.xml><?xml version="1.0" encoding="utf-8"?>
<math xmlns="http://www.w3.org/1998/Math/MathML" display="block">
  <semantics>
    <mrow>
      <mrow>
        <mover accent="true">
          <mi>l</mi>
          <mo stretchy="false">¯</mo>
        </mover>
        <mo stretchy="false">±</mo>
        <mi mathvariant="normal">Δ</mi>
      </mrow>
      <mover accent="true">
        <mi>l</mi>
        <mo stretchy="false">¯</mo>
      </mover>
      <mi>,</mi>
      <mi mathvariant="italic">мм</mi>
    </mrow>
    <annotation encoding="StarMath 5.0">bar l+-  %DELTA bar l , мм  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F</mi>
            <mn>2</mn>
          </msub>
          <mo stretchy="false">¯</mo>
        </mover>
        <mo stretchy="false">±</mo>
        <mi mathvariant="normal">Δ</mi>
      </mrow>
      <mover accent="true">
        <msub>
          <mi>F</mi>
          <mn>2</mn>
        </msub>
        <mo stretchy="false">¯</mo>
      </mover>
      <mi>,</mi>
      <mi mathvariant="italic">мм</mi>
    </mrow>
    <annotation encoding="StarMath 5.0">bar F_2+-  %DELTA bar F_2 , мм  </annotation>
  </semantics>
</math>
</file>